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083in"/>
    </style:style>
    <style:style style:name="co4" style:family="table-column">
      <style:table-column-properties fo:break-before="auto" style:column-width="2.1634in"/>
    </style:style>
    <style:style style:name="co5" style:family="table-column">
      <style:table-column-properties fo:break-before="auto" style:column-width="2.1953in"/>
    </style:style>
    <style:style style:name="co6" style:family="table-column">
      <style:table-column-properties fo:break-before="auto" style:column-width="3.7161in"/>
    </style:style>
    <style:style style:name="co7" style:family="table-column">
      <style:table-column-properties fo:break-before="auto" style:column-width="4.9638in"/>
    </style:style>
    <style:style style:name="co8" style:family="table-column">
      <style:table-column-properties fo:break-before="auto" style:column-width="2.7256in"/>
    </style:style>
    <style:style style:name="co9" style:family="table-column">
      <style:table-column-properties fo:break-before="auto" style:column-width="1.6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IGVC 2011 Source Files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>
            <text:p>software</text:p>
          </table:table-cell>
          <table:table-cell table:number-columns-repeated="6"/>
        </table:table-row>
        <table:table-row table:style-name="ro1"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number-columns-repeated="4"/>
        </table:table-row>
        <table:table-row table:style-name="ro1">
          <table:table-cell office:value-type="string">
            <text:p>arduino_diecimika_crosscompile.cmake</text:p>
          </table:table-cell>
          <table:table-cell office:value-type="string">
            <text:p>cmake file</text:p>
          </table:table-cell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office:value-type="string">
            <text:p>arduino_duemilanove_crosscompile.cmake</text:p>
          </table:table-cell>
          <table:table-cell office:value-type="string">
            <text:p>cmake file</text:p>
          </table:table-cell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office:value-type="string">
            <text:p>atmel_crosscompile.cmake</text:p>
          </table:table-cell>
          <table:table-cell office:value-type="string">
            <text:p>cmake file</text:p>
          </table:table-cell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4"/>
        </table:table-row>
        <table:table-row table:style-name="ro1">
          <table:table-cell office:value-type="string">
            <text:p>standardPCOpts.cmake</text:p>
          </table:table-cell>
          <table:table-cell office:value-type="string">
            <text:p>cmake file</text:p>
          </table:table-cell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Arduino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style-name="ce1" office:value-type="string">
            <text:p>Specific Descri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duinobootloader.sh</text:p>
          </table:table-cell>
          <table:table-cell office:value-type="string">
            <text:p>Shell script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rduinoCmds.hpp</text:p>
          </table:table-cell>
          <table:table-cell office:value-type="string">
            <text:p>C++ header file</text:p>
          </table:table-cell>
          <table:table-cell office:value-type="string">
            <text:p>Declares constants for arduino command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rduinoInterface.cc</text:p>
          </table:table-cell>
          <table:table-cell office:value-type="string">
            <text:p>C++ file</text:p>
          </table:table-cell>
          <table:table-cell office:value-type="string">
            <text:p>Implements the ArduinoInterface class</text:p>
          </table:table-cell>
          <table:table-cell office:value-type="string">
            <text:p>This class defines a standard interface to the arduino micro-controller boards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duinoInterface.h</text:p>
          </table:table-cell>
          <table:table-cell office:value-type="string">
            <text:p>C++ header file</text:p>
          </table:table-cell>
          <table:table-cell office:value-type="string">
            <text:p>Declares the ArduinoInterface class</text:p>
          </table:table-cell>
          <table:table-cell office:value-type="string">
            <text:p>This class defines a standard interface to the arduino micro-controller boards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duino.c</text:p>
          </table:table-cell>
          <table:table-cell office:value-type="string">
            <text:p>C file</text:p>
          </table:table-cell>
          <table:table-cell office:value-type="string">
            <text:p>Template for running code with the ArduinoInterface cla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mmon_defines.hpp</text:p>
          </table:table-cell>
          <table:table-cell office:value-type="string">
            <text:p>C++ header file</text:p>
          </table:table-cell>
          <table:table-cell office:value-type="string">
            <text:p>Includes various definitions of constan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taPacket.cc</text:p>
          </table:table-cell>
          <table:table-cell office:value-type="string">
            <text:p>C++ file</text:p>
          </table:table-cell>
          <table:table-cell office:value-type="string">
            <text:p>Implements the DataPacket cla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taPacket.hpp</text:p>
          </table:table-cell>
          <table:table-cell office:value-type="string">
            <text:p>C++ header file</text:p>
          </table:table-cell>
          <table:table-cell office:value-type="string">
            <text:p>Declares the DataPacket cla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taPacketStructs.hpp</text:p>
          </table:table-cell>
          <table:table-cell office:value-type="string">
            <text:p>C++ header file</text:p>
          </table:table-cell>
          <table:table-cell office:value-type="string">
            <text:p>Declares constants and data types for arduin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ragoniso.sh</text:p>
          </table:table-cell>
          <table:table-cell office:value-type="string">
            <text:p>Shell script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ragonjtag.sh</text:p>
          </table:table-cell>
          <table:table-cell office:value-type="string">
            <text:p>Shell script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emilanovebootloader.sh</text:p>
          </table:table-cell>
          <table:table-cell office:value-type="string">
            <text:p>Shell script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PI.c</text:p>
          </table:table-cell>
          <table:table-cell office:value-type="string">
            <text:p>C file</text:p>
          </table:table-cell>
          <table:table-cell office:value-type="string">
            <text:p>Implements SPI func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PI.h</text:p>
          </table:table-cell>
          <table:table-cell office:value-type="string">
            <text:p>C++ header file</text:p>
          </table:table-cell>
          <table:table-cell office:value-type="string">
            <text:p>Declares variables of SP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ndard_types.hpp</text:p>
          </table:table-cell>
          <table:table-cell office:value-type="string">
            <text:p>C++ header file</text:p>
          </table:table-cell>
          <table:table-cell office:value-type="string">
            <text:p>Declares type definition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encoders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arduin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style-name="ce1" office:value-type="string">
            <text:p>Specific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iffenc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iffenc.hpp</text:p>
          </table:table-cell>
          <table:table-cell office:value-type="string">
            <text:p>C++ header file</text:p>
          </table:table-cell>
          <table:table-cell office:value-type="string">
            <text:p>Declares various functions and const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iffenc_dual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ncSettings.hpp</text:p>
          </table:table-cell>
          <table:table-cell office:value-type="string">
            <text:p>C++ header file</text:p>
          </table:table-cell>
          <table:table-cell office:value-type="string">
            <text:p>Defines const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in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in_debug.cc</text:p>
          </table:table-cell>
          <table:table-cell office:value-type="string">
            <text:p>C++ file</text:p>
          </table:table-cell>
          <table:table-cell office:value-type="string">
            <text:p>Executable main file for debugg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indefs.hpp</text:p>
          </table:table-cell>
          <table:table-cell office:value-type="string">
            <text:p>C++ header file</text:p>
          </table:table-cell>
          <table:table-cell office:value-type="string">
            <text:p>Defines const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erial_comm_helper.cc</text:p>
          </table:table-cell>
          <table:table-cell office:value-type="string">
            <text:p>C++ header file</text:p>
          </table:table-cell>
          <table:table-cell office:value-type="string">
            <text:p>Implements various func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erial_comm_helper.hpp</text:p>
          </table:table-cell>
          <table:table-cell office:value-type="string">
            <text:p>C++ header file</text:p>
          </table:table-cell>
          <table:table-cell office:value-type="string">
            <text:p>Declares various functions and constant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arduino signed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iffenc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iffenc.hpp</text:p>
          </table:table-cell>
          <table:table-cell office:value-type="string">
            <text:p>C++ header file</text:p>
          </table:table-cell>
          <table:table-cell office:value-type="string">
            <text:p>Declares various functions and const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ncSettings.hpp</text:p>
          </table:table-cell>
          <table:table-cell office:value-type="string">
            <text:p>C++ header file</text:p>
          </table:table-cell>
          <table:table-cell office:value-type="string">
            <text:p>Defines const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in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in_debug.cc</text:p>
          </table:table-cell>
          <table:table-cell office:value-type="string">
            <text:p>C++ file</text:p>
          </table:table-cell>
          <table:table-cell office:value-type="string">
            <text:p>Executable main file for debugg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indefs.hpp</text:p>
          </table:table-cell>
          <table:table-cell office:value-type="string">
            <text:p>C++ header file</text:p>
          </table:table-cell>
          <table:table-cell office:value-type="string">
            <text:p>Defines constants for pi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erial_comm_helper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erial_comm_helper.hppp</text:p>
          </table:table-cell>
          <table:table-cell office:value-type="string">
            <text:p>C++ header file</text:p>
          </table:table-cell>
          <table:table-cell office:value-type="string">
            <text:p>Declares various functions and constant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encoderteste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ncodertester.cc</text:p>
          </table:table-cell>
          <table:table-cell office:value-type="string">
            <text:p>C++ file</text:p>
          </table:table-cell>
          <table:table-cell office:value-type="string">
            <text:p>Executable main file for testing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pcdrive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etvelocitites.cc</text:p>
          </table:table-cell>
          <table:table-cell office:value-type="string">
            <text:p>C++ file</text:p>
          </table:table-cell>
          <table:table-cell office:value-type="string">
            <text:p>Executable main file for test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quadCoderDriver.cc</text:p>
          </table:table-cell>
          <table:table-cell office:value-type="string">
            <text:p>C++ file</text:p>
          </table:table-cell>
          <table:table-cell office:value-type="string">
            <text:p>Implements quadCoderDriver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quadCoderDriver.hpp</text:p>
          </table:table-cell>
          <table:table-cell office:value-type="string">
            <text:p>C++ header file</text:p>
          </table:table-cell>
          <table:table-cell office:value-type="string">
            <text:p>Declares quadCoderDriver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est.cc</text:p>
          </table:table-cell>
          <table:table-cell office:value-type="string">
            <text:p>C++ file</text:p>
          </table:table-cell>
          <table:table-cell office:value-type="string">
            <text:p>Executable main file for testing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MATLAB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style-name="ce1" office:value-type="string">
            <text:p>Specific Description </text:p>
          </table:table-cell>
        </table:table-row>
        <table:table-row table:style-name="ro1">
          <table:table-cell table:number-columns-repeated="3"/>
          <table:table-cell office:value-type="string">
            <text:p>convert2angular.m</text:p>
          </table:table-cell>
          <table:table-cell office:value-type="string">
            <text:p>MATLAB/Octave file</text:p>
          </table:table-cell>
          <table:table-cell office:value-type="string">
            <text:p>matlab function for testing data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etsomedata.m</text:p>
          </table:table-cell>
          <table:table-cell office:value-type="string">
            <text:p>MATLAB/Octave file</text:p>
          </table:table-cell>
          <table:table-cell office:value-type="string">
            <text:p>matlab function for testing data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etT.m</text:p>
          </table:table-cell>
          <table:table-cell office:value-type="string">
            <text:p>MATLAB/Octave file</text:p>
          </table:table-cell>
          <table:table-cell office:value-type="string">
            <text:p>matlab function for testing data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etTComplete.m</text:p>
          </table:table-cell>
          <table:table-cell office:value-type="string">
            <text:p>MATLAB/Octave file</text:p>
          </table:table-cell>
          <table:table-cell office:value-type="string">
            <text:p>matlab function for testing data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adFile.m</text:p>
          </table:table-cell>
          <table:table-cell office:value-type="string">
            <text:p>MATLAB/Octave file</text:p>
          </table:table-cell>
          <table:table-cell office:value-type="string">
            <text:p>matlab function for testing data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howData.m</text:p>
          </table:table-cell>
          <table:table-cell office:value-type="string">
            <text:p>MATLAB/Octave file</text:p>
          </table:table-cell>
          <table:table-cell office:value-type="string">
            <text:p>matlab function for testing data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pcdriver_4wd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style-name="ce1" office:value-type="string">
            <text:p>Specific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quadCoderDriver.cc</text:p>
          </table:table-cell>
          <table:table-cell office:value-type="string">
            <text:p>C++ file</text:p>
          </table:table-cell>
          <table:table-cell office:value-type="string">
            <text:p>Implements quadCoderDriver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quadCoderDriver.hpp</text:p>
          </table:table-cell>
          <table:table-cell office:value-type="string">
            <text:p>C++ header file</text:p>
          </table:table-cell>
          <table:table-cell office:value-type="string">
            <text:p>Declares quadCoderDriver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est.cc</text:p>
          </table:table-cell>
          <table:table-cell office:value-type="string">
            <text:p>C++ file</text:p>
          </table:table-cell>
          <table:table-cell office:value-type="string">
            <text:p>Executable main file for testing</text:p>
          </table:table-cell>
          <table:table-cell table:style-name="ce1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pcdriver_4wd_signed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style-name="ce1" office:value-type="string">
            <text:p>Specific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quadCoderDriver_4wd_signed.cc</text:p>
          </table:table-cell>
          <table:table-cell office:value-type="string">
            <text:p>C++ file</text:p>
          </table:table-cell>
          <table:table-cell office:value-type="string">
            <text:p>Implements quadCoderDriver_4wd_signed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quadCoderDriver_4wd_signed.hpp</text:p>
          </table:table-cell>
          <table:table-cell office:value-type="string">
            <text:p>C++ header file</text:p>
          </table:table-cell>
          <table:table-cell office:value-type="string">
            <text:p>Declares quadCoderDriver_4wd_signed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est.cc</text:p>
          </table:table-cell>
          <table:table-cell office:value-type="string">
            <text:p>C++ file</text:p>
          </table:table-cell>
          <table:table-cell office:value-type="string">
            <text:p>Executable main file for testing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pcdriver_signed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style-name="ce1" office:value-type="string">
            <text:p>Specific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quadCoderDriver_signed.cc</text:p>
          </table:table-cell>
          <table:table-cell office:value-type="string">
            <text:p>C++ file</text:p>
          </table:table-cell>
          <table:table-cell office:value-type="string">
            <text:p>Implements quadCoderDriver_signed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quadCoderDriver_signed.hpp</text:p>
          </table:table-cell>
          <table:table-cell office:value-type="string">
            <text:p>C++ header file</text:p>
          </table:table-cell>
          <table:table-cell office:value-type="string">
            <text:p>Declares quadCoderDriver_signed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est.cc</text:p>
          </table:table-cell>
          <table:table-cell office:value-type="string">
            <text:p>C++ file</text:p>
          </table:table-cell>
          <table:table-cell office:value-type="string">
            <text:p>Executable main file for testing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e<text:span text:style-name="T1">xtern</text:span>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style-name="ce1" office:value-type="string">
            <text:p>Specific Descri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libarduinocor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style-name="ce1" office:value-type="string">
            <text:p>Specific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inary.h</text:p>
          </table:table-cell>
          <table:table-cell office:value-type="string">
            <text:p>C header file</text:p>
          </table:table-cell>
          <table:table-cell office:value-type="string">
            <text:p>Defines const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ardwareSerial.cpp</text:p>
          </table:table-cell>
          <table:table-cell office:value-type="string">
            <text:p>C++ file</text:p>
          </table:table-cell>
          <table:table-cell office:value-type="string">
            <text:p>Implements HardwareSerial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ardwareSerial.h</text:p>
          </table:table-cell>
          <table:table-cell office:value-type="string">
            <text:p>C++ header file</text:p>
          </table:table-cell>
          <table:table-cell office:value-type="string">
            <text:p>Declares HardwareSerial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in.cpp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ins_arduino.c</text:p>
          </table:table-cell>
          <table:table-cell office:value-type="string">
            <text:p>C file</text:p>
          </table:table-cell>
          <table:table-cell office:value-type="string">
            <text:p>Implements various functions and defines const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ins_arduino.h</text:p>
          </table:table-cell>
          <table:table-cell office:value-type="string">
            <text:p>C header file</text:p>
          </table:table-cell>
          <table:table-cell office:value-type="string">
            <text:p>Declares various functions and const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rint.cpp</text:p>
          </table:table-cell>
          <table:table-cell office:value-type="string">
            <text:p>C++ file</text:p>
          </table:table-cell>
          <table:table-cell office:value-type="string">
            <text:p>Implements Print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rint.h</text:p>
          </table:table-cell>
          <table:table-cell office:value-type="string">
            <text:p>C++ header file</text:p>
          </table:table-cell>
          <table:table-cell office:value-type="string">
            <text:p>Declares Print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one.cpp</text:p>
          </table:table-cell>
          <table:table-cell office:value-type="string">
            <text:p>C++ file</text:p>
          </table:table-cell>
          <table:table-cell office:value-type="string">
            <text:p>Declares various functions and const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constants.h</text:p>
          </table:table-cell>
          <table:table-cell office:value-type="string">
            <text:p>C++ header file</text:p>
          </table:table-cell>
          <table:table-cell office:value-type="string">
            <text:p>Includes wiring.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interrupts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iring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iring.h</text:p>
          </table:table-cell>
          <table:table-cell office:value-type="string">
            <text:p>C header file</text:p>
          </table:table-cell>
          <table:table-cell office:value-type="string">
            <text:p>Declares various functions and const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iring_analog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iring_digital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iring_private.h</text:p>
          </table:table-cell>
          <table:table-cell office:value-type="string">
            <text:p>C header file</text:p>
          </table:table-cell>
          <table:table-cell office:value-type="string">
            <text:p>Declares various functions and const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iring_pulse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iring_shift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math.cpp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program.h</text:p>
          </table:table-cell>
          <table:table-cell office:value-type="string">
            <text:p>C header file</text:p>
          </table:table-cell>
          <table:table-cell office:value-type="string">
            <text:p>Declares various functions and constant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libarduinocore_1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style-name="ce1" office:value-type="string">
            <text:p>Specific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inary.h</text:p>
          </table:table-cell>
          <table:table-cell office:value-type="string">
            <text:p>C header file</text:p>
          </table:table-cell>
          <table:table-cell office:value-type="string">
            <text:p>Defines const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ardwareSerial.cpp</text:p>
          </table:table-cell>
          <table:table-cell office:value-type="string">
            <text:p>C++ file</text:p>
          </table:table-cell>
          <table:table-cell office:value-type="string">
            <text:p>Implements HardwareSerial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ardwareSerial.h</text:p>
          </table:table-cell>
          <table:table-cell office:value-type="string">
            <text:p>C++ header file</text:p>
          </table:table-cell>
          <table:table-cell office:value-type="string">
            <text:p>Declares HardwareSerial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in.cpp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ins_arduino.c</text:p>
          </table:table-cell>
          <table:table-cell office:value-type="string">
            <text:p>C file</text:p>
          </table:table-cell>
          <table:table-cell office:value-type="string">
            <text:p>Implements various functions and defines const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ins_arduino.h</text:p>
          </table:table-cell>
          <table:table-cell office:value-type="string">
            <text:p>C header file</text:p>
          </table:table-cell>
          <table:table-cell office:value-type="string">
            <text:p>Declares various functions and const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rint.cpp</text:p>
          </table:table-cell>
          <table:table-cell office:value-type="string">
            <text:p>C++ file</text:p>
          </table:table-cell>
          <table:table-cell office:value-type="string">
            <text:p>Implements Print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rint.h</text:p>
          </table:table-cell>
          <table:table-cell office:value-type="string">
            <text:p>C++ header file</text:p>
          </table:table-cell>
          <table:table-cell office:value-type="string">
            <text:p>Declares Print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eam.h</text:p>
          </table:table-cell>
          <table:table-cell office:value-type="string">
            <text:p>C++ header file</text:p>
          </table:table-cell>
          <table:table-cell office:value-type="string">
            <text:p>Declares Stream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one.cpp</text:p>
          </table:table-cell>
          <table:table-cell office:value-type="string">
            <text:p>C++ file</text:p>
          </table:table-cell>
          <table:table-cell office:value-type="string">
            <text:p>Declares various functions and const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constants.h</text:p>
          </table:table-cell>
          <table:table-cell office:value-type="string">
            <text:p>C header file</text:p>
          </table:table-cell>
          <table:table-cell office:value-type="string">
            <text:p>Includes wiring.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interrupts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iring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iring.h</text:p>
          </table:table-cell>
          <table:table-cell office:value-type="string">
            <text:p>C header file</text:p>
          </table:table-cell>
          <table:table-cell office:value-type="string">
            <text:p>Declares various functions and const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iring_analog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iring_digital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iring_private.h</text:p>
          </table:table-cell>
          <table:table-cell office:value-type="string">
            <text:p>C header file</text:p>
          </table:table-cell>
          <table:table-cell office:value-type="string">
            <text:p>Declares various functions and const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iring_pulse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iring_shift.c</text:p>
          </table:table-cell>
          <table:table-cell office:value-type="string">
            <text:p>C file</text:p>
          </table:table-cell>
          <table:table-cell office:value-type="string">
            <text:p>Implements various func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math.cpp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program.h</text:p>
          </table:table-cell>
          <table:table-cell office:value-type="string">
            <text:p>C header file</text:p>
          </table:table-cell>
          <table:table-cell office:value-type="string">
            <text:p>Declares various functions and const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string.cpp</text:p>
          </table:table-cell>
          <table:table-cell office:value-type="string">
            <text:p>C++ file</text:p>
          </table:table-cell>
          <table:table-cell office:value-type="string">
            <text:p>Implements Wstring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string.h</text:p>
          </table:table-cell>
          <table:table-cell office:value-type="string">
            <text:p>C++ header file</text:p>
          </table:table-cell>
          <table:table-cell office:value-type="string">
            <text:p>Declares Wstring cla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libsoftwareserial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style-name="ce1" office:value-type="string">
            <text:p>Specific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oftwareSerial.cpp</text:p>
          </table:table-cell>
          <table:table-cell office:value-type="string">
            <text:p>C++ file</text:p>
          </table:table-cell>
          <table:table-cell office:value-type="string">
            <text:p>Implements SoftwareSerial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oftwareSerial.h</text:p>
          </table:table-cell>
          <table:table-cell office:value-type="string">
            <text:p>C++ header file</text:p>
          </table:table-cell>
          <table:table-cell office:value-type="string">
            <text:p>Declares SoftwareSerial cla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gps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style-name="ce1" office:value-type="string">
            <text:p>Specific Descri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ps.cpp</text:p>
          </table:table-cell>
          <table:table-cell office:value-type="string">
            <text:p>C++ file</text:p>
          </table:table-cell>
          <table:table-cell office:value-type="string">
            <text:p>Declares and Implements gps clas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jeanni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style-name="ce1" office:value-type="string">
            <text:p>Specific Descri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ndi.cbp</text:p>
          </table:table-cell>
          <table:table-cell office:value-type="string">
            <text:p>CodeBlocks Project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ndi.layout</text:p>
          </table:table-cell>
          <table:table-cell table:number-columns-repeated="2" office:value-type="string">
            <text:p>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ndi.pro</text:p>
          </table:table-cell>
          <table:table-cell table:number-columns-repeated="2" office:value-type="string">
            <text:p>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ndi.workspace</text:p>
          </table:table-cell>
          <table:table-cell table:number-columns-repeated="2" office:value-type="string">
            <text:p>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nfig.xml</text:p>
          </table:table-cell>
          <table:table-cell table:number-columns-repeated="2" office:value-type="string">
            <text:p>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ormat_sources</text:p>
          </table:table-cell>
          <table:table-cell table:number-columns-repeated="2" office:value-type="string">
            <text:p>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tall_dependencies</text:p>
          </table:table-cell>
          <table:table-cell table:number-columns-repeated="2" office:value-type="string">
            <text:p>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in.cpp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in.h</text:p>
          </table:table-cell>
          <table:table-cell office:value-type="string">
            <text:p>C++ header file</text:p>
          </table:table-cell>
          <table:table-cell office:value-type="string">
            <text:p>Defines various constan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kefile</text:p>
          </table:table-cell>
          <table:table-cell table:number-columns-repeated="2" office:value-type="string">
            <text:p>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oc_DCam_Config.cpp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make</text:p>
          </table:table-cell>
          <table:table-cell table:number-columns-repeated="2" office:value-type="string">
            <text:p>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<text:span text:style-name="T2">remake</text:span>release</text:p>
          </table:table-cell>
          <table:table-cell table:number-columns-repeated="2" office:value-type="string">
            <text:p>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_remove-sources</text:p>
          </table:table-cell>
          <table:table-cell table:number-columns-repeated="2" office:value-type="string">
            <text:p>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bot.cpp</text:p>
          </table:table-cell>
          <table:table-cell office:value-type="string">
            <text:p>C++ file</text:p>
          </table:table-cell>
          <table:table-cell office:value-type="string">
            <text:p>Implements Robot cla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bot.h</text:p>
          </table:table-cell>
          <table:table-cell office:value-type="string">
            <text:p>C++ header file</text:p>
          </table:table-cell>
          <table:table-cell office:value-type="string">
            <text:p>Declares Robot cla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XmlConfiguration.cpp</text:p>
          </table:table-cell>
          <table:table-cell office:value-type="string">
            <text:p>C++ file</text:p>
          </table:table-cell>
          <table:table-cell office:value-type="string">
            <text:p>Implements XmlConfiguration cla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XmlConfiguration.h</text:p>
          </table:table-cell>
          <table:table-cell office:value-type="string">
            <text:p>C++ header file</text:p>
          </table:table-cell>
          <table:table-cell office:value-type="string">
            <text:p>Declares XmlConfiguration clas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logging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style-name="ce1" office:value-type="string">
            <text:p>Specific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ottime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ottime.h</text:p>
          </table:table-cell>
          <table:table-cell office:value-type="string">
            <text:p>C++ header file</text:p>
          </table:table-cell>
          <table:table-cell office:value-type="string">
            <text:p>Declares various func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imer.h</text:p>
          </table:table-cell>
          <table:table-cell office:value-type="string">
            <text:p>C++ header file</text:p>
          </table:table-cell>
          <table:table-cell office:value-type="string">
            <text:p>Declares and Implements various function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ma<text:span text:style-name="T3">pping</text:span>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style-name="ce1" office:value-type="string">
            <text:p>Specific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vcorrImages.cpp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vcorrImages.h</text:p>
          </table:table-cell>
          <table:table-cell office:value-type="string">
            <text:p>C++ header file</text:p>
          </table:table-cell>
          <table:table-cell office:value-type="string">
            <text:p>Declares various func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pgen.cpp</text:p>
          </table:table-cell>
          <table:table-cell office:value-type="string">
            <text:p>C++ file</text:p>
          </table:table-cell>
          <table:table-cell office:value-type="string">
            <text:p>Implements mapgen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pgen.h</text:p>
          </table:table-cell>
          <table:table-cell office:value-type="string">
            <text:p>C++ header file</text:p>
          </table:table-cell>
          <table:table-cell office:value-type="string">
            <text:p>Declares mapgen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arameterEstimator.h</text:p>
          </table:table-cell>
          <table:table-cell office:value-type="string">
            <text:p>C++ header file</text:p>
          </table:table-cell>
          <table:table-cell office:value-type="string">
            <text:p>Declares virtual class ParameterEstimato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ointParamEstimator.cpp</text:p>
          </table:table-cell>
          <table:table-cell office:value-type="string">
            <text:p>C++ file</text:p>
          </table:table-cell>
          <table:table-cell office:value-type="string">
            <text:p>Implements PointParamEstimator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ointParamEstimator.h</text:p>
          </table:table-cell>
          <table:table-cell office:value-type="string">
            <text:p>C++ header file</text:p>
          </table:table-cell>
          <table:table-cell office:value-type="string">
            <text:p>Declares PointParamEstimator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ansac.h</text:p>
          </table:table-cell>
          <table:table-cell office:value-type="string">
            <text:p>C++ header file</text:p>
          </table:table-cell>
          <table:table-cell office:value-type="string">
            <text:p>Declares and Implements Ransac cla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pathpla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style-name="ce1" office:value-type="string">
            <text:p>Specific Descrip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athPlan.cpp</text:p>
          </table:table-cell>
          <table:table-cell office:value-type="string">
            <text:p>C++ file</text:p>
          </table:table-cell>
          <table:table-cell office:value-type="string">
            <text:p>Implements PathPlan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athPlan.h</text:p>
          </table:table-cell>
          <table:table-cell office:value-type="string">
            <text:p>C++ header file</text:p>
          </table:table-cell>
          <table:table-cell office:value-type="string">
            <text:p>Declares PathPlan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hape.h</text:p>
          </table:table-cell>
          <table:table-cell office:value-type="string">
            <text:p>C++ header file</text:p>
          </table:table-cell>
          <table:table-cell office:value-type="string">
            <text:p>Declares Shape and other classe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visi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style-name="ce3" office:value-type="string">
            <text:p>Specific Description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Base.h</text:p>
          </table:table-cell>
          <table:table-cell office:value-type="string">
            <text:p>C++ header file</text:p>
          </table:table-cell>
          <table:table-cell office:value-type="string">
            <text:p>Declares virtual class Ba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vcam.cpp</text:p>
          </table:table-cell>
          <table:table-cell office:value-type="string">
            <text:p>C++ file</text:p>
          </table:table-cell>
          <table:table-cell office:value-type="string">
            <text:p>Implements Cvcam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vcam.h</text:p>
          </table:table-cell>
          <table:table-cell office:value-type="string">
            <text:p>C++ header file</text:p>
          </table:table-cell>
          <table:table-cell office:value-type="string">
            <text:p>Declares Cvcam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cam.cpp</text:p>
          </table:table-cell>
          <table:table-cell office:value-type="string">
            <text:p>C++ file</text:p>
          </table:table-cell>
          <table:table-cell office:value-type="string">
            <text:p>Implements Dcam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cam.h</text:p>
          </table:table-cell>
          <table:table-cell office:value-type="string">
            <text:p>C++ header file</text:p>
          </table:table-cell>
          <table:table-cell office:value-type="string">
            <text:p>Declares Dcam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cam_Config.cpp</text:p>
          </table:table-cell>
          <table:table-cell office:value-type="string">
            <text:p>C++ file</text:p>
          </table:table-cell>
          <table:table-cell office:value-type="string">
            <text:p>Implements Dcam_Config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cam_Config.h</text:p>
          </table:table-cell>
          <table:table-cell office:value-type="string">
            <text:p>C++ header file</text:p>
          </table:table-cell>
          <table:table-cell office:value-type="string">
            <text:p>Declares Dcam_Config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raphics.h</text:p>
          </table:table-cell>
          <table:table-cell office:value-type="string">
            <text:p>C++ header file</text:p>
          </table:table-cell>
          <table:table-cell office:value-type="string">
            <text:p>Declares and Implements Graphics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uppyCam.cpp</text:p>
          </table:table-cell>
          <table:table-cell office:value-type="string">
            <text:p>C++ file</text:p>
          </table:table-cell>
          <table:table-cell office:value-type="string">
            <text:p>Implements GuppyCam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uppyCam.h</text:p>
          </table:table-cell>
          <table:table-cell office:value-type="string">
            <text:p>C++ header file</text:p>
          </table:table-cell>
          <table:table-cell office:value-type="string">
            <text:p>Declares GuppyCam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image_buffers.cpp</text:p>
          </table:table-cell>
          <table:table-cell office:value-type="string">
            <text:p>C++ file</text:p>
          </table:table-cell>
          <table:table-cell office:value-type="string">
            <text:p>Implements image_buffers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image_buffers.h</text:p>
          </table:table-cell>
          <table:table-cell office:value-type="string">
            <text:p>C++ header file</text:p>
          </table:table-cell>
          <table:table-cell office:value-type="string">
            <text:p>Declares image_buffers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kefile</text:p>
          </table:table-cell>
          <table:table-cell table:number-columns-repeated="2" office:value-type="string">
            <text:p>?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jMat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jMat.h</text:p>
          </table:table-cell>
          <table:table-cell office:value-type="string">
            <text:p>C++ header file</text:p>
          </table:table-cell>
          <table:table-cell office:value-type="string">
            <text:p>Declares various func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oint2D.h</text:p>
          </table:table-cell>
          <table:table-cell office:value-type="string">
            <text:p>C++ header file</text:p>
          </table:table-cell>
          <table:table-cell office:value-type="string">
            <text:p>Declares and Implements Point2D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ypes.h</text:p>
          </table:table-cell>
          <table:table-cell office:value-type="string">
            <text:p>C++ header file</text:p>
          </table:table-cell>
          <table:table-cell office:value-type="string">
            <text:p>Defines constants and typ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vision.cc</text:p>
          </table:table-cell>
          <table:table-cell office:value-type="string">
            <text:p>C++ file</text:p>
          </table:table-cell>
          <table:table-cell office:value-type="string">
            <text:p>Implements vision 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vision.h</text:p>
          </table:table-cell>
          <table:table-cell office:value-type="string">
            <text:p>C++ header file</text:p>
          </table:table-cell>
          <table:table-cell office:value-type="string">
            <text:p>Declares vision cla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joystickDrive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office:value-type="string">
            <text:p>S<text:span text:style-name="T3">pecific Description</text:span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oystick.c</text:p>
          </table:table-cell>
          <table:table-cell office:value-type="string">
            <text:p>C file</text:p>
          </table:table-cell>
          <table:table-cell office:value-type="string">
            <text:p>Executable main fil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oystick.h</text:p>
          </table:table-cell>
          <table:table-cell office:value-type="string">
            <text:p>C header file</text:p>
          </table:table-cell>
          <table:table-cell office:value-type="string">
            <text:p>Declares various functions and constan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oystickDrive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oystickDrive.hpp</text:p>
          </table:table-cell>
          <table:table-cell office:value-type="string">
            <text:p>C++ header file</text:p>
          </table:table-cell>
          <table:table-cell office:value-type="string">
            <text:p>Declares various functions and constant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lidar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style-name="ce1" office:value-type="string">
            <text:p>Specific Descri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tadump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nd_linear_test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idatProc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idarProc.hpp</text:p>
          </table:table-cell>
          <table:table-cell office:value-type="string">
            <text:p>C++ header file</text:p>
          </table:table-cell>
          <table:table-cell office:value-type="string">
            <text:p>Declares various func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idartestgui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AV200.cpp</text:p>
          </table:table-cell>
          <table:table-cell office:value-type="string">
            <text:p>C++ file</text:p>
          </table:table-cell>
          <table:table-cell office:value-type="string">
            <text:p>Implements NAV200 cla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AV200.hpp</text:p>
          </table:table-cell>
          <table:table-cell office:value-type="string">
            <text:p>C++ header file</text:p>
          </table:table-cell>
          <table:table-cell office:value-type="string">
            <text:p>Declares NAV200 cla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st.cc</text:p>
          </table:table-cell>
          <table:table-cell office:value-type="string">
            <text:p>C++ file</text:p>
          </table:table-cell>
          <table:table-cell office:value-type="string">
            <text:p>Executable main test fil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Micro-conTest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style-name="ce1" office:value-type="string">
            <text:p>Specific Descri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icro-controllerTest.cc</text:p>
          </table:table-cell>
          <table:table-cell office:value-type="string">
            <text:p>C++ file</text:p>
          </table:table-cell>
          <table:table-cell office:value-type="string">
            <text:p>Executable main test fil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motors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style-name="ce1" office:value-type="string">
            <text:p>Specific Descri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/>
          <table:table-cell table:style-name="ce1" office:value-type="string">
            <text:p>osmc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office:value-type="string">
            <text:p>S<text:span text:style-name="T3">pecific Description</text:span></text:p>
          </table:table-cell>
          <table:table-cell/>
        </table:table-row>
        <table:table-row table:style-name="ro1">
          <table:table-cell/>
          <table:table-cell table:style-name="ce1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>
            <text:p>arduino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style-name="ce1" office:value-type="string">
            <text:p>Specific Description </text:p>
          </table:table-cell>
        </table:table-row>
        <table:table-row table:style-name="ro1">
          <table:table-cell table:number-columns-repeated="3"/>
          <table:table-cell office:value-type="string">
            <text:p>analogjoystick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nalogjoystick.hpp</text:p>
          </table:table-cell>
          <table:table-cell office:value-type="string">
            <text:p>C++ header file</text:p>
          </table:table-cell>
          <table:table-cell office:value-type="string">
            <text:p>Declares various functions and constant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urrent_sensors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urrent_sensors.hpp</text:p>
          </table:table-cell>
          <table:table-cell office:value-type="string">
            <text:p>C++ header file</text:p>
          </table:table-cell>
          <table:table-cell office:value-type="string">
            <text:p>Declares various function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ain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torPWN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torPWN.hpp</text:p>
          </table:table-cell>
          <table:table-cell office:value-type="string">
            <text:p>C++ header file</text:p>
          </table:table-cell>
          <table:table-cell office:value-type="string">
            <text:p>Declares various function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SMC_interface.hpp</text:p>
          </table:table-cell>
          <table:table-cell office:value-type="string">
            <text:p>C++ header file</text:p>
          </table:table-cell>
          <table:table-cell office:value-type="string">
            <text:p>Empt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acket_handle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acket_handle.hpp</text:p>
          </table:table-cell>
          <table:table-cell office:value-type="string">
            <text:p>C++ header file</text:p>
          </table:table-cell>
          <table:table-cell office:value-type="string">
            <text:p>Declares various function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inDefs.hpp</text:p>
          </table:table-cell>
          <table:table-cell office:value-type="string">
            <text:p>C++ header file</text:p>
          </table:table-cell>
          <table:table-cell office:value-type="string">
            <text:p>Defines various constant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rial_comm_helper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rial_comm_helper.hpp</text:p>
          </table:table-cell>
          <table:table-cell office:value-type="string">
            <text:p>C++ header file</text:p>
          </table:table-cell>
          <table:table-cell office:value-type="string">
            <text:p>Declares various function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PI.cc</text:p>
          </table:table-cell>
          <table:table-cell office:value-type="string">
            <text:p>C++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PI.hpp</text:p>
          </table:table-cell>
          <table:table-cell office:value-type="string">
            <text:p>C++ header file</text:p>
          </table:table-cell>
          <table:table-cell office:value-type="string">
            <text:p>Declares various function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heel_encoders.cc</text:p>
          </table:table-cell>
          <table:table-cell office:value-type="string">
            <text:p>C++ header file</text:p>
          </table:table-cell>
          <table:table-cell office:value-type="string">
            <text:p>Implements various function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heel_encoders.hpp</text:p>
          </table:table-cell>
          <table:table-cell office:value-type="string">
            <text:p>C++ header file</text:p>
          </table:table-cell>
          <table:table-cell office:value-type="string">
            <text:p>Declares various functions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PC_4wd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style-name="ce1" office:value-type="string">
            <text:p>Specific Description </text:p>
          </table:table-cell>
        </table:table-row>
        <table:table-row table:style-name="ro1">
          <table:table-cell table:number-columns-repeated="3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umbctl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office:value-type="string">
            <text:p>main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SMC_4wd_driver.cc</text:p>
          </table:table-cell>
          <table:table-cell office:value-type="string">
            <text:p>C++ file</text:p>
          </table:table-cell>
          <table:table-cell office:value-type="string">
            <text:p>Implements OSMC_4wd_driver clas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SMC_4wd_driver.hpp</text:p>
          </table:table-cell>
          <table:table-cell office:value-type="string">
            <text:p>C++ header file</text:p>
          </table:table-cell>
          <table:table-cell office:value-type="string">
            <text:p>Declares OSMC_4wd_driver clas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epresp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PC_test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>
            <text:p>File name</text:p>
          </table:table-cell>
          <table:table-cell table:style-name="ce1" office:value-type="string">
            <text:p>File Type</text:p>
          </table:table-cell>
          <table:table-cell table:style-name="ce1" office:value-type="string">
            <text:p>General Description</text:p>
          </table:table-cell>
          <table:table-cell table:style-name="ce1" office:value-type="string">
            <text:p>Specific Description </text:p>
          </table:table-cell>
        </table:table-row>
        <table:table-row table:style-name="ro1">
          <table:table-cell table:number-columns-repeated="3"/>
          <table:table-cell office:value-type="string">
            <text:p>CmakeLists.txt</text:p>
          </table:table-cell>
          <table:table-cell office:value-type="string">
            <text:p>List file</text:p>
          </table:table-cell>
          <table:table-cell office:value-type="string">
            <text:p>Indicates files to include to compil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umbctl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ain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SMC_driver.cc</text:p>
          </table:table-cell>
          <table:table-cell office:value-type="string">
            <text:p>C++ file</text:p>
          </table:table-cell>
          <table:table-cell office:value-type="string">
            <text:p>Implements OSMC_driver clas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SMC_driver.hpp</text:p>
          </table:table-cell>
          <table:table-cell office:value-type="string">
            <text:p>C++ header file</text:p>
          </table:table-cell>
          <table:table-cell office:value-type="string">
            <text:p>Declares OSMC_driver clas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dtest.cc</text:p>
          </table:table-cell>
          <table:table-cell office:value-type="string">
            <text:p>C++ file</text:p>
          </table:table-cell>
          <table:table-cell office:value-type="string">
            <text:p>Executable main test fil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epresp.cc</text:p>
          </table:table-cell>
          <table:table-cell office:value-type="string">
            <text:p>C++ file</text:p>
          </table:table-cell>
          <table:table-cell office:value-type="string">
            <text:p>Executable main file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" table:number-columns-repeated="3"/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4">09/14/2011</text:date>, <text:time>20:0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nneth Marino</meta:initial-creator>
    <meta:creation-date>2011-01-15T19:46:16</meta:creation-date>
    <dc:date>2011-09-14T20:08:36</dc:date>
    <dc:creator>Kenneth Marino</dc:creator>
    <meta:editing-duration>PT8H18M49S</meta:editing-duration>
    <meta:editing-cycles>10</meta:editing-cycles>
    <meta:generator>LibreOffice/3.3$Linux LibreOffice_project/330m19$Build-202</meta:generator>
    <meta:document-statistic meta:table-count="3" meta:cell-count="801" meta:object-count="0"/>
  </office:meta>
</office:document-meta>
</file>